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dymsJfCMMW7vq0zWFmcp65BqbdQbu01lM73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0:42:28.797890031</meta:creation-date>
    <dc:date>2023-12-21T11:34:01.600297969</dc:date>
    <meta:editing-duration>PT51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